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intranet.mmc.lo/" text:style-name="Internet_20_link" text:visited-style-name="Visited_20_Internet_20_Link">http://intranet.mmc.lo/</text:a></text:p>
      <text:p text:style-name="Standard"/>
      <text:p text:style-name="Standard"><text:a xlink:type="simple" xlink:href="https://exchange.mutuelle-mmc.fr/" text:style-name="Internet_20_link" text:visited-style-name="Visited_20_Internet_20_Link">https://exchange.mutuelle-mmc.fr/</text:a></text:p>
      <text:p text:style-name="Standard"/>
      <text:p text:style-name="Standard"><text:a xlink:type="simple" xlink:href="http://v-info-01.mmc.lo/dokuwiki/doku.php?id=start&amp;do=login" text:style-name="Internet_20_link" text:visited-style-name="Visited_20_Internet_20_Link">http://v-info-01.mmc.lo/dokuwiki/doku.php?id=start&amp;do=login</text:a></text:p>
      <text:p text:style-name="Standard"/>
      <text:p text:style-name="Standard"><text:a xlink:type="simple" xlink:href="https://sima-mmc.slack.com/" text:style-name="Internet_20_link" text:visited-style-name="Visited_20_Internet_20_Link">https://sima-mmc.slack.com/</text:a></text:p>
      <text:p text:style-name="Standard"/>
      <text:p text:style-name="Standard"><text:a xlink:type="simple" xlink:href="http://jira.gie-sima.fr:8080/secure/Dashboard.jspa" text:style-name="Internet_20_link" text:visited-style-name="Visited_20_Internet_20_Link">http://jira.gie-sima.fr:8080/secure/Dashboard.jspa</text:a></text:p>
      <text:p text:style-name="Standard"/>
      <text:p text:style-name="Standard"><text:a xlink:type="simple" xlink:href="http://v-info-01:83/" text:style-name="Internet_20_link" text:visited-style-name="Visited_20_Internet_20_Link">http://v-info-01:83/</text:a></text:p>
      <text:p text:style-name="Standard"/>
      <text:p text:style-name="Standard"><text:a xlink:type="simple" xlink:href="https://git.giesima.fr/pv3" text:style-name="Internet_20_link" text:visited-style-name="Visited_20_Internet_20_Link">https://git.giesima.fr/pv3</text:a></text:p>
      <text:p text:style-name="Standard"/>
      <text:p text:style-name="Standard"><text:a xlink:type="simple" xlink:href="smb://cidev/informatique/" text:style-name="Internet_20_link" text:visited-style-name="Visited_20_Internet_20_Link">smb://cidev/informatique/</text:a></text:p>
      <text:p text:style-name="Standard"/>
      <text:p text:style-name="Standard"><text:a xlink:type="simple" xlink:href="smb://s_stock_01.mmc.lo/fti_informatique$/" text:style-name="Internet_20_link" text:visited-style-name="Visited_20_Internet_20_Link">smb://s_stock_01.mmc.lo/fti_informatique$/</text:a></text:p>
      <text:p text:style-name="Standard"/>
      <text:p text:style-name="Standard"><text:a xlink:type="simple" xlink:href="http://nc.giesima.fr/" text:style-name="Internet_20_link" text:visited-style-name="Visited_20_Internet_20_Link">http://nc.giesima.fr/</text:a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6:12:16.030560623</meta:creation-date>
    <meta:generator>LibreOffice/6.1.5.2$Linux_X86_64 LibreOffice_project/10$Build-2</meta:generator>
    <dc:date>2020-11-09T16:27:34.272791351</dc:date>
    <meta:editing-duration>PT3M25S</meta:editing-duration>
    <meta:editing-cycles>3</meta:editing-cycles>
    <meta:document-statistic meta:table-count="0" meta:image-count="0" meta:object-count="0" meta:page-count="1" meta:paragraph-count="10" meta:word-count="10" meta:character-count="326" meta:non-whitespace-character-count="326"/>
  </office:meta>
</office:document-meta>
</file>